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54d06"/>
    </style:style>
    <style:style style:name="P2" style:family="paragraph" style:parent-style-name="Heading_20_1">
      <style:text-properties officeooo:paragraph-rsid="00054d06"/>
    </style:style>
    <style:style style:name="P3" style:family="paragraph" style:parent-style-name="Standard" style:list-style-name="WW8Num2">
      <style:text-properties officeooo:paragraph-rsid="00054d06"/>
    </style:style>
    <style:style style:name="P4" style:family="paragraph" style:parent-style-name="Standard">
      <style:text-properties style:font-name="Courier New" fo:font-size="10pt" fo:language="en" fo:country="US" officeooo:paragraph-rsid="00054d06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officeooo:paragraph-rsid="00054d06" style:font-size-asian="10pt" style:font-name-complex="Courier New" style:font-size-complex="10pt"/>
    </style:style>
    <style:style style:name="P6" style:family="paragraph" style:parent-style-name="Standard">
      <style:text-properties officeooo:paragraph-rsid="00054d06"/>
    </style:style>
    <style:style style:name="P7" style:family="paragraph" style:parent-style-name="Standard">
      <style:text-properties style:font-name="Calibri" fo:font-size="11pt" fo:language="none" fo:country="none" fo:font-weight="bold" officeooo:paragraph-rsid="00054d06" style:font-size-asian="11pt" style:language-asian="none" style:country-asian="none" style:font-weight-asian="bold" style:font-name-complex="Calibri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style:font-size-asian="10pt" style:font-name-complex="Courier New" style:font-size-complex="10pt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88202935"/>Методические указания по выполнению лабораторных работ по ООП<text:bookmark-end text:name="__RefHeading___Toc188202935"/>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8202935" text:style-name="Index_20_Link_20__28_user_29_" text:visited-style-name="Index_20_Link_20__28_user_29_"><text:span text:style-name="T6">Методические указания по выполнению лабораторных работ по ООП<text:tab/>1</text:span></text:a></text:p>
          <text:p text:style-name="P1"><text:a xlink:type="simple" xlink:href="#__RefHeading___Toc188202936" text:style-name="Index_20_Link_20__28_user_29_" text:visited-style-name="Index_20_Link_20__28_user_29_"><text:span text:style-name="T6">Общие требования<text:tab/>1</text:span></text:a></text:p>
          <text:p text:style-name="P1"><text:a xlink:type="simple" xlink:href="#__RefHeading___Toc188202937" text:style-name="Index_20_Link_20__28_user_29_" text:visited-style-name="Index_20_Link_20__28_user_29_"><text:span text:style-name="T6">Лабораторная работа 1. «Кнопки и Формы»<text:tab/>1</text:span></text:a></text:p>
          <text:p text:style-name="P1"><text:a xlink:type="simple" xlink:href="#__RefHeading___Toc188202938" text:style-name="Index_20_Link_20__28_user_29_" text:visited-style-name="Index_20_Link_20__28_user_29_"><text:span text:style-name="T6">Лабораторная работа 2. «Объекты и Классы»<text:tab/>3</text:span></text:a></text:p>
          <text:p text:style-name="P1"><text:a xlink:type="simple" xlink:href="#__RefHeading___Toc188202939" text:style-name="Index_20_Link_20__28_user_29_" text:visited-style-name="Index_20_Link_20__28_user_29_"><text:span text:style-name="T6">Лабораторная работа 3. Часть 1 из 2: «Круги на форме»<text:tab/>4</text:span></text:a></text:p>
          <text:p text:style-name="P1"><text:a xlink:type="simple" xlink:href="#__RefHeading___Toc188202940" text:style-name="Index_20_Link_20__28_user_29_" text:visited-style-name="Index_20_Link_20__28_user_29_"><text:span text:style-name="T6">Лабораторная работа 3. Часть 2 из 2: «</text:span><text:span text:style-name="T2">MVC</text:span><text:span text:style-name="T6">»<text:tab/>6</text:span></text:a></text:p>
          <text:p text:style-name="P1"><text:a xlink:type="simple" xlink:href="#__RefHeading___Toc188202941" text:style-name="Index_20_Link_20__28_user_29_" text:visited-style-name="Index_20_Link_20__28_user_29_"><text:span text:style-name="T6">Лабораторная работа 4. «Визуальный редактор»<text:tab/>7</text:span></text:a></text:p>
          <text:p text:style-name="P1"><text:a xlink:type="simple" xlink:href="#__RefHeading___Toc188202942" text:style-name="Index_20_Link_20__28_user_29_" text:visited-style-name="Index_20_Link_20__28_user_29_"><text:span text:style-name="T6">Лабораторная работа 5. «Жизненный цикл объектов С++ и Виртуальность»<text:tab/>7</text:span></text:a></text:p>
          <text:p text:style-name="P1"><text:a xlink:type="simple" xlink:href="#__RefHeading___Toc188202943" text:style-name="Index_20_Link_20__28_user_29_" text:visited-style-name="Index_20_Link_20__28_user_29_"><text:span text:style-name="T6">Лабораторная работа 6. «Группировка и сохранение»<text:tab/>9</text:span></text:a></text:p>
          <text:p text:style-name="P1"><text:a xlink:type="simple" xlink:href="#__RefHeading___Toc188202944" text:style-name="Index_20_Link_20__28_user_29_" text:visited-style-name="Index_20_Link_20__28_user_29_"><text:span text:style-name="T6">Лабораторная работа 7. «Дерево объектов, подписка»<text:tab/>10</text:span></text:a></text:p>
        </text:index-body>
      </text:table-of-content>
      <text:p text:style-name="P7"/>
      <text:p text:style-name="P6">Данные методические указания предназначены для выполнения лабораторных работ по ООП. Они определяют порядок и содержание выполняемых работ, а также процесс защиты результатов.</text:p>
      <text:h text:style-name="P2" text:outline-level="1"><text:bookmark-start text:name="__RefHeading___Toc188202936"/>Общие требования<text:bookmark-end text:name="__RefHeading___Toc188202936"/></text:h>
      <text:list xml:id="list3932422329" text:style-name="WW8Num2">
        <text:list-item>
          <text:p text:style-name="P3">Программные требования:</text:p>
          <text:list>
            <text:list-item>
              <text:p text:style-name="P3">в каждой лабораторной работе указано, на каком языке программирования она должна разрабатываться</text:p>
            </text:list-item>
            <text:list-item>
              <text:p text:style-name="P3">обязательны комментарии к коду, стиль отступов, именований переменных и функций (любой стиль <text:span text:style-name="T1">PEP</text:span> 7 или аналогичный для соответствующего языка)</text:p>
            </text:list-item>
            <text:list-item>
              <text:p text:style-name="P3">отладочный вывод в консоль (при наличии) в большинстве методов (Л.Р.2,5)</text:p>
            </text:list-item>
          </text:list>
        </text:list-item>
        <text:list-item>
          <text:p text:style-name="P3">Организационные требования:</text:p>
          <text:list>
            <text:list-item>
              <text:p text:style-name="P3">лабораторная работа выполняется на занятиях в университете очно и/или самостоятельно в любое время заочно; после этого на любом из занятий она защищается преподавателю очно в университете.</text:p>
            </text:list-item>
            <text:list-item>
              <text:p text:style-name="P3">лабораторная работа выполняется строго самостоятельно, использование чужих лабораторных работ для сдачи не допускается.</text:p>
            </text:list-item>
            <text:list-item>
              <text:p text:style-name="P3">обязательно <text:span text:style-name="T8">использование системы контроля версий </text:span><text:span text:style-name="T3">git</text:span><text:span text:style-name="T8"> (можно локально, можно на гитхабе)</text:span> начиная со <text:span text:style-name="T8">второй</text:span> лабораторной, при сдаче лабораторной обязательно должна показываться история коммитов разработки.</text:p>
            </text:list-item>
            <text:list-item>
              <text:p text:style-name="P3"><text:a xlink:type="simple" xlink:href="https://www.youtube.com/watch?v=9XKwTKz3IgU" text:style-name="Internet_20_link" text:visited-style-name="Visited_20_Internet_20_Link"><text:span text:style-name="Internet_20_link">https://www.youtube.com/watch?v=9XKwTKz3IgU</text:span></text:a> – лекция для изучения <text:span text:style-name="T1">git</text:span> </text:p>
            </text:list-item>
          </text:list>
        </text:list-item>
      </text:list>
      <text:h text:style-name="P2" text:outline-level="1"><text:bookmark-start text:name="__RefHeading___Toc188202944"/>Лабораторная работа 7. «Дерево объектов, подписка»<text:bookmark-end text:name="__RefHeading___Toc188202944"/></text:h>
      <text:p text:style-name="P6">Тип приложения: <text:span text:style-name="T1">GUI</text:span>; язык: без ограничений.</text:p>
      <text:p text:style-name="P6">Развитие приложения из Л.Р.6:</text:p>
      <text:list text:continue-numbering="true" text:style-name="WW8Num2">
        <text:list-item>
          <text:p text:style-name="P3">Добавить на форму приложения объект <text:span text:style-name="T1">TreeView</text:span> для отображения текущего содержания контейнера </text:p>
        </text:list-item>
        <text:list-item>
          <text:p text:style-name="P3">Реализовать синхронизацию объекта <text:span text:style-name="T1">TreeView</text:span> с контейнером с помощью паттерна <text:span text:style-name="T1">Observer</text:span>, при этом должна выполняться синхронизация в обоих направлениях: при выборе объекта в дереве он должен выбираться в рабочей области и наоборот, при выборе объекта в рабочей области он должен выбираться в дереве.</text:p>
        </text:list-item>
        <text:list-item>
          <text:p text:style-name="P3">Реализовать с помощью паттерна <text:span text:style-name="T1">Observer</text:span> новый вид объекта: однонаправленная стрелка, явно создаваемая пользователем и соединяющая объект А с объектом Б таким образом, что при перемещении объекта А перемещается и объект Б. Объектами А и Б могут быть как отдельные объекты, так и группы.</text:p>
        </text:list-item>
        <text:list-item>
          <text:p text:style-name="P3"><text:soft-page-break/>Описать 5 нетривиальных пользовательских историй (например: «Добавить объекты А и Б, объединить их в группу Г1, добавить объекты В и Д, объединить их в группу Г2, добавить стрелку от группы Г1 к группу Г2, разгруппировать группу Г1»)</text:p>
        </text:list-item>
      </text:list>
      <text:p text:style-name="P6">Факультативно: </text:p>
      <text:list text:continue-numbering="true" text:style-name="WW8Num2">
        <text:list-item>
          <text:p text:style-name="P3">Сделать стрелку двунаправленной. </text:p>
        </text:list-item>
        <text:list-item>
          <text:p text:style-name="P3">Обеспечить правильную работу транзитивных связей и циклов для стрелок.</text:p>
        </text:list-item>
        <text:list-item>
          <text:p text:style-name="P3">Реализовать функцию <text:span text:style-name="T1">Copy</text:span>-<text:span text:style-name="T1">Cut</text:span>-<text:span text:style-name="T1">Paste</text:span> для выделенных объектов на экране.</text:p>
        </text:list-item>
      </text:list>
      <text:p text:style-name="P6"/>
      <text:p text:style-name="P6">Объект <text:span text:style-name="T1">TreeView</text:span> должен уметь полностью перестраивать свое содержимое исходя из текущего содержимого контейнера, в котором могут в произвольных комбинациях встречаться отдельные объекты и группы объектов. Как один из вариантов, это может быть реализовано рекурсивной функцией <text:span text:style-name="T1">processNode</text:span>(<text:span text:style-name="T1">TreeNode</text:span> <text:span text:style-name="T1">tn</text:span>, <text:span text:style-name="T1">StorageObject</text:span> <text:span text:style-name="T1">o</text:span>), алгоритм работы которой в общих чертах выглядит так:</text:p>
      <text:p text:style-name="P6"/>
      <text:p text:style-name="P4">processNode(TreeNode tn, StorageObject o)</text:p>
      <text:p text:style-name="P4">{</text:p>
      <text:p text:style-name="P6"><text:span text:style-name="T4"><text:tab/></text:span><text:span text:style-name="T5">Создай у узла дерева </text:span><text:span text:style-name="T4">tn</text:span><text:span text:style-name="T5"> новый дочерний узел </text:span><text:span text:style-name="T4">t</text:span><text:span text:style-name="T5">;</text:span></text:p>
      <text:p text:style-name="P6"><text:span text:style-name="T5"><text:tab/>Если объект </text:span><text:span text:style-name="T4">o</text:span><text:span text:style-name="T5"> является группой, то:</text:span></text:p>
      <text:p text:style-name="P6"><text:span text:style-name="T5"><text:tab/><text:tab/>Для всех объектов </text:span><text:span text:style-name="T4">oo</text:span><text:span text:style-name="T5"> из группы </text:span><text:span text:style-name="T4">o</text:span><text:span text:style-name="T5">:</text:span></text:p>
      <text:p text:style-name="P6"><text:span text:style-name="T5"><text:tab/><text:tab/><text:tab/></text:span><text:span text:style-name="T4">processNode</text:span><text:span text:style-name="T5">(</text:span><text:span text:style-name="T4">t</text:span><text:span text:style-name="T5">, </text:span><text:span text:style-name="T4">oo</text:span><text:span text:style-name="T5">);</text:span></text:p>
      <text:p text:style-name="P5">}</text:p>
      <text:p text:style-name="P5"/>
      <text:p text:style-name="P6">Объект <text:span text:style-name="T1">TreeView</text:span> должен автоматически узнавать, когда в контейнере происходят изменения. Для этого в рамках паттерна <text:span text:style-name="T1">Observer</text:span>, объект <text:span text:style-name="T1">TreeView</text:span> должен «подписаться» на объект <text:span text:style-name="T1">Storage</text:span> и, получая уведомления, перестраивать свое содержимое при любых изменениях в объекте <text:span text:style-name="T1">Storage</text:span>. Выделенные объекты в дереве должны становиться выделенными объектами в контейнере и на рабочем поле и наоборот.</text:p>
      <text:p text:style-name="P6"/>
      <text:p text:style-name="P6">Факультативно:</text:p>
      <text:list text:continue-numbering="true" text:style-name="WW8Num2">
        <text:list-item>
          <text:p text:style-name="P3">Переработать приложение для того, чтобы все действия с объектами выполнялись только через команды (в том числе удаление и создание, в том числе и команды, реализуемые с помощью мыши), с реализацией <text:span text:style-name="T1">undo</text:span> и отображением истории команд.</text:p>
        </text:list-item>
        <text:list-item>
          <text:p text:style-name="P3">Реализовать окно свойств, позволяющее отображать и изменять свойства любого выбранного объекта, путём реализации механизмов рефлексии и интроспекции.</text:p>
        </text:list-item>
      </text:list>
      <text:p text:style-name="P6"/>
      <text:p text:style-name="P6">При защите лабораторной работы необходимо продемонстрировать работоспособность приложения с тривиальными и нетривиальными пользовательскими историями, а также продемонстрировать поведение программы при появлении замкнутых ориентированных циклов из стрелок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3:56:29.451351855</meta:creation-date>
    <dc:date>2025-11-05T13:57:29.443781891</dc:date>
    <meta:editing-duration>PT1M1S</meta:editing-duration>
    <meta:editing-cycles>1</meta:editing-cycles>
    <meta:document-statistic meta:table-count="0" meta:image-count="0" meta:object-count="0" meta:page-count="2" meta:paragraph-count="46" meta:word-count="616" meta:character-count="4501" meta:non-whitespace-character-count="3937"/>
    <meta:generator>LibreOffice/24.2.7.2$Linux_X86_64 LibreOffice_project/420$Build-2</meta:generator>
  </office:meta>
</office:document-meta>
</file>